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vertical-align="baseline" fo:margin-top="0.0416in" fo:margin-bottom="0.1666in" fo:line-height="100%" fo:background-color="#FFFFFF"/>
      <style:text-properties style:font-name="Arial" style:font-name-asian="Times New Roman" style:font-name-complex="Arial" fo:font-weight="bold" style:font-weight-asian="bold" style:font-weight-complex="bold" fo:color="#000000" fo:font-size="13.5pt" style:font-size-asian="13.5pt" style:font-size-complex="13.5pt"/>
    </style:style>
    <style:style style:name="P2" style:parent-style-name="Normal" style:family="paragraph">
      <style:paragraph-properties style:vertical-align="baseline" fo:margin-top="0.1097in" fo:margin-bottom="0.1097in" fo:line-height="100%" fo:background-color="#FFFFFF"/>
      <style:text-properties style:font-name="Mangal" style:font-name-asian="Times New Roman" style:font-name-complex="Mangal" style:font-size-complex="11pt"/>
    </style:style>
    <style:style style:name="P3" style:parent-style-name="Normal" style:family="paragraph">
      <style:paragraph-properties style:vertical-align="baseline" fo:margin-top="0.1097in" fo:margin-bottom="0.1097in" fo:line-height="100%" fo:background-color="#FFFFFF"/>
      <style:text-properties style:font-name="Mangal" style:font-name-asian="Times New Roman" style:font-name-complex="Mangal" style:font-size-complex="11pt"/>
    </style:style>
    <style:style style:name="P4" style:parent-style-name="Heading3" style:family="paragraph">
      <style:paragraph-properties style:vertical-align="baseline" fo:margin-top="0.25in" fo:margin-bottom="0.1666in" fo:background-color="#FFFFFF"/>
      <style:text-properties style:font-name="Arial" style:font-name-complex="Arial" fo:color="#000000"/>
    </style:style>
    <style:style style:name="P5" style:parent-style-name="NormalWeb" style:family="paragraph">
      <style:paragraph-properties style:vertical-align="baseline" fo:margin-top="0.1097in" fo:margin-bottom="0.1097in" fo:background-color="#FFFFFF"/>
      <style:text-properties style:font-name="Mangal" style:font-name-complex="Mangal" fo:font-size="11pt" style:font-size-asian="11pt" style:font-size-complex="11pt"/>
    </style:style>
    <style:style style:name="P6" style:parent-style-name="NormalWeb" style:family="paragraph">
      <style:paragraph-properties style:vertical-align="baseline" fo:margin-top="0in" fo:margin-bottom="0in" fo:background-color="#FFFFFF"/>
    </style:style>
    <style:style style:name="T7" style:parent-style-name="Strong" style:family="text">
      <style:text-properties style:font-name="Mangal" style:font-name-complex="Mangal" fo:font-weight="normal" style:font-weight-asian="normal" style:font-weight-complex="normal" fo:font-size="11pt" style:font-size-asian="11pt" style:font-size-complex="11pt"/>
    </style:style>
    <style:style style:name="P8" style:parent-style-name="NormalWeb" style:family="paragraph">
      <style:paragraph-properties style:vertical-align="baseline" fo:margin-top="0.1097in" fo:margin-bottom="0.1097in" fo:background-color="#FFFFFF"/>
      <style:text-properties style:font-name="Mangal" style:font-name-complex="Mangal" fo:font-size="11pt" style:font-size-asian="11pt" style:font-size-complex="11pt"/>
    </style:style>
    <style:style style:name="P9" style:parent-style-name="NormalWeb" style:family="paragraph">
      <style:paragraph-properties style:vertical-align="baseline" fo:margin-top="0in" fo:margin-bottom="0in" fo:background-color="#FFFFFF"/>
    </style:style>
    <style:style style:name="T10" style:parent-style-name="Strong" style:family="text">
      <style:text-properties style:font-name="Mangal" style:font-name-complex="Mangal" fo:font-weight="normal" style:font-weight-asian="normal" style:font-weight-complex="normal" fo:font-size="11pt" style:font-size-asian="11pt" style:font-size-complex="11pt"/>
    </style:style>
    <style:style style:name="P11" style:parent-style-name="NormalWeb" style:family="paragraph">
      <style:paragraph-properties style:vertical-align="baseline" fo:margin-top="0.1097in" fo:margin-bottom="0.1097in" fo:background-color="#FFFFFF"/>
      <style:text-properties style:font-name="Mangal" style:font-name-complex="Mangal" fo:font-size="11pt" style:font-size-asian="11pt" style:font-size-complex="11pt"/>
    </style:style>
    <style:style style:name="P12" style:parent-style-name="NormalWeb" style:family="paragraph">
      <style:paragraph-properties style:vertical-align="baseline" fo:margin-top="0in" fo:margin-bottom="0in" fo:background-color="#FFFFFF"/>
    </style:style>
    <style:style style:name="T13" style:parent-style-name="Strong" style:family="text">
      <style:text-properties style:font-name="Mangal" style:font-name-complex="Mangal" fo:font-weight="normal" style:font-weight-asian="normal" style:font-weight-complex="normal" fo:font-size="11pt" style:font-size-asian="11pt" style:font-size-complex="11pt"/>
    </style:style>
    <style:style style:name="P14" style:parent-style-name="NormalWeb" style:family="paragraph">
      <style:paragraph-properties style:vertical-align="baseline" fo:margin-top="0.1097in" fo:margin-bottom="0.1097in" fo:background-color="#FFFFFF"/>
      <style:text-properties style:font-name="Mangal" style:font-name-complex="Mangal" fo:font-size="11pt" style:font-size-asian="11pt" style:font-size-complex="11pt"/>
    </style:style>
    <style:style style:name="P15" style:parent-style-name="NormalWeb" style:family="paragraph">
      <style:paragraph-properties style:vertical-align="baseline" fo:margin-top="0.1097in" fo:margin-bottom="0.1097in" fo:background-color="#FFFFFF"/>
      <style:text-properties style:font-name="Mangal" style:font-name-complex="Mangal" fo:font-size="11pt" style:font-size-asian="11pt" style:font-size-complex="11pt"/>
    </style:style>
    <style:style style:name="P16" style:parent-style-name="Normal" style:family="paragraph">
      <style:paragraph-properties style:vertical-align="baseline" fo:margin-top="0.1097in" fo:margin-bottom="0.1097in" fo:line-height="100%" fo:background-color="#FFFFFF"/>
      <style:text-properties style:font-name="Mangal" style:font-name-asian="Times New Roman" style:font-name-complex="Mangal" style:font-size-complex="11pt"/>
    </style:style>
  </office:automatic-styles>
  <office:body>
    <office:text text:use-soft-page-breaks="true">
      <text:h text:style-name="P1" text:outline-level="3">Context</text:h>
      <text:p text:style-name="P2">The World Happiness Report is a landmark survey of the state of global happiness. The first report was published in 2012, the second in 2013, the third in 2015, and the fourth in the 2016 Update.<text:s/>The report continues to gain global recognition as governments, organizations and civil society increasingly use happiness indicators to inform their policy-making decisions. Leading experts across fields – economics, psychology, survey analysis, national statistics, health, public policy and more – describe how measurements of well-being can be used effectively to assess the progress of nations. The reports review the state of happiness in the world today and show how the new science of happiness explains personal and national variations in happiness.</text:p>
      <text:p text:style-name="P3"/>
      <text:h text:style-name="P4" text:outline-level="3">Inspiration</text:h>
      <text:p text:style-name="P5">What countries or regions rank the highest in overall happiness and each of the six factors contributing to happiness? How did country rank or scores change between the 2019<text:s/>and 2020<text:s/>as well as the 2020<text:s/>and 2021 as for<text:s/>2021<text:s/>and 2022<text:s/>reports? Did any country experience a significant increase or decrease in happiness?</text:p>
      <text:p text:style-name="P6"><text:span text:style-name="T7">What is Dystopia?</text:span></text:p>
      <text:p text:style-name="P8">Dystopia is an imaginary country that has the world’s least-happy people. The purpose in establishing Dystopia is to have a benchmark against which all countries can be favorably compared (no country performs more poorly than Dystopia) in terms of each of the six key variables, thus allowing each sub-bar to be of positive width. The lowest scores observed for the six key variables, therefore, characterize Dystopia. Since life would be very unpleasant in a country with the world’s lowest incomes, lowest life expectancy, lowest generosity, most corruption, least freedom and least social support, it is referred to as “Dystopia,” in contrast to Utopia.</text:p>
      <text:p text:style-name="P9"><text:span text:style-name="T10">What are the residuals?</text:span></text:p>
      <text:p text:style-name="P11">The residuals, or unexplained components, differ for each country, reflecting the extent to which the six variables either over- or under-explain average 2014-2016 life evaluations. These residuals have an average value of approximately zero over the<text:s/><text:soft-page-break/>whole set of countries. Figure 2.2 shows the average residual for each country when the equation in Table 2.1 is applied to average 2014- 2016 data for the six variables in that country. We combine these residuals with the estimate for life evaluations in Dystopia so that the combined bar will always have positive values. As can be seen in Figure 2.2, although some life evaluation residuals are quite large, occasionally exceeding one point on the scale from 0 to 10, they are always much smaller than the calculated value in Dystopia, where the average life is rated at 1.85 on the 0 to 10 scale.</text:p>
      <text:p text:style-name="P12"><text:span text:style-name="T13">What do the columns succeeding the Happiness Score (like Family, Generosity, etc.) describe?</text:span></text:p>
      <text:p text:style-name="P14">The following columns: GDP per Capita, Family, Life Expectancy, Freedom, Generosity, Trust Government Corruption describe the extent to which these factors contribute to evaluating the happiness in each country.<text:line-break/>The Dystopia Residual metric actually is the Dystopia Happiness Score (1.85) + the Residual value or the unexplained value for each country as stated in the previous answer.</text:p>
      <text:p text:style-name="P15">If you add all these factors up, you get the happiness score so it might be un-reliable to model them to predict Happiness Scores.</text:p>
      <text:p text:style-name="P16"/>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Times New Roma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US" style:language-asian="en" style:country-asian="US" style:language-complex="hi" style:country-complex="IN"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Normal" style:display-name="Normal" style:family="paragraph">
      <style:text-properties style:font-name-complex="Mangal"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hanwantpal Singh</dc:creator>
    <meta:creation-date>2022-07-13T05:45:00Z</meta:creation-date>
    <dc:date>2022-07-13T05:48:00Z</dc:date>
    <meta:template xlink:href="Normal" xlink:type="simple"/>
    <meta:editing-cycles>2</meta:editing-cycles>
    <meta:editing-duration>PT180S</meta:editing-duration>
    <meta:document-statistic meta:page-count="2" meta:paragraph-count="6" meta:word-count="486" meta:character-count="3253" meta:row-count="23" meta:non-whitespace-character-count="2773"/>
  </office:meta>
</office:document-meta>
</file>